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fcc99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cm" svg:stroke-color="#00000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fill="solid" draw:fill-color="#ffcc99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1cm" svg:height="1cm" svg:x="1.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1cm" svg:height="1cm" svg:x="3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1cm" svg:height="1cm" svg:x="2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1cm" svg:height="1cm" svg:x="11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1cm" svg:height="1cm" svg:x="13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cm" svg:height="1cm" svg:x="1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.6cm" svg:y1="1.1cm" svg:x2="1.6cm" svg:y2="3.1cm" draw:start-shape="id1" draw:start-glue-point="8" draw:end-shape="id2" draw:end-glue-point="0" svg:d="m2600 1100c0 1501-1000 502-1000 2000">
          <text:p/>
        </draw:connector>
        <draw:custom-shape draw:style-name="gr4" draw:text-style-name="P1" xml:id="id13" draw:id="id13" draw:layer="layout" svg:width="1cm" svg:height="1cm" svg:x="9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8" draw:id="id18" draw:layer="layout" svg:width="1cm" svg:height="1cm" svg:x="1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9" draw:id="id19" draw:layer="layout" svg:width="1cm" svg:height="1cm" svg:x="2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1" draw:id="id21" draw:layer="layout" svg:width="1cm" svg:height="1cm" svg:x="2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1cm" svg:height="1cm" svg:x="28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6" draw:id="id26" draw:layer="layout" svg:width="1cm" svg:height="1cm" svg:x="30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4" draw:id="id24" draw:layer="layout" svg:width="1cm" svg:height="1cm" svg:x="2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7" draw:id="id27" draw:layer="layout" svg:width="1cm" svg:height="1cm" svg:x="3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9" draw:id="id29" draw:layer="layout" svg:width="1cm" svg:height="1cm" svg:x="3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1cm" svg:height="1cm" svg:x="15.1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cm" svg:height="1cm" svg:x="12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2.6cm" svg:y1="1.1cm" svg:x2="9.6cm" svg:y2="3.1cm" draw:start-shape="id3" draw:start-glue-point="8" draw:end-shape="id4" draw:end-glue-point="0" svg:d="m12600 1100c0 1501-3000 502-3000 2000">
          <text:p/>
        </draw:connector>
        <draw:connector draw:style-name="gr5" draw:text-style-name="P1" draw:layer="layout" draw:type="curve" svg:x1="12.6cm" svg:y1="1.1cm" svg:x2="15.6cm" svg:y2="3.1cm" draw:start-shape="id3" draw:start-glue-point="8" draw:end-shape="id5" draw:end-glue-point="0" svg:d="m12600 1100c0 1501 3000 502 3000 2000">
          <text:p/>
        </draw:connector>
        <draw:custom-shape draw:style-name="gr1" draw:text-style-name="P1" xml:id="id7" draw:id="id7" draw:layer="layout" svg:width="1cm" svg:height="1cm" svg:x="22.1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1cm" svg:height="1cm" svg:x="28.1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cm" svg:height="1cm" svg:x="28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1cm" svg:height="1cm" svg:x="34.1cm" svg:y="3.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8.6cm" svg:y1="1.1cm" svg:x2="22.6cm" svg:y2="3.1cm" draw:start-shape="id6" draw:start-glue-point="8" draw:end-shape="id7" draw:end-glue-point="0" svg:d="m28600 1100c0 1501-6000 502-6000 2000">
          <text:p/>
        </draw:connector>
        <draw:connector draw:style-name="gr5" draw:text-style-name="P1" draw:layer="layout" draw:type="curve" svg:x1="28.6cm" svg:y1="1.1cm" svg:x2="28.6cm" svg:y2="3.1cm" draw:start-shape="id6" draw:start-glue-point="8" draw:end-shape="id8" draw:end-glue-point="0" svg:d="m28600 1100v2000">
          <text:p/>
        </draw:connector>
        <draw:connector draw:style-name="gr5" draw:text-style-name="P1" draw:layer="layout" draw:type="curve" svg:x1="28.6cm" svg:y1="1.1cm" svg:x2="34.6cm" svg:y2="3.1cm" draw:start-shape="id6" draw:start-glue-point="8" draw:end-shape="id9" draw:end-glue-point="0" svg:d="m28600 1100c0 1501 6000 502 6000 2000">
          <text:p/>
        </draw:connector>
        <draw:connector draw:style-name="gr7" draw:text-style-name="P1" draw:layer="layout" draw:type="curve" svg:x1="1.6cm" svg:y1="4.1cm" svg:x2="1.6cm" svg:y2="6.1cm" draw:start-shape="id2" draw:start-glue-point="2" draw:end-shape="id10" draw:end-glue-point="4" svg:d="m1600 4100v2000">
          <text:p/>
        </draw:connector>
        <draw:connector draw:style-name="gr7" draw:text-style-name="P1" draw:layer="layout" draw:type="curve" svg:x1="3.6cm" svg:y1="4.1cm" svg:x2="3.6cm" svg:y2="6.1cm" draw:start-shape="id11" draw:start-glue-point="2" draw:end-shape="id12" draw:end-glue-point="4" svg:d="m3600 4100v2000">
          <text:p/>
        </draw:connector>
        <draw:connector draw:style-name="gr7" draw:text-style-name="P1" draw:layer="layout" draw:type="curve" svg:x1="9.6cm" svg:y1="4.1cm" svg:x2="9.6cm" svg:y2="6.1cm" draw:start-shape="id4" draw:start-glue-point="2" draw:end-shape="id13" draw:end-glue-point="4" svg:d="m9600 4100v2000">
          <text:p/>
        </draw:connector>
        <draw:connector draw:style-name="gr7" draw:text-style-name="P1" draw:layer="layout" draw:type="curve" svg:x1="11.6cm" svg:y1="4.1cm" svg:x2="11.6cm" svg:y2="6.1cm" draw:start-shape="id14" draw:start-glue-point="2" draw:end-shape="id15" draw:end-glue-point="4" svg:d="m11600 4100v2000">
          <text:p/>
        </draw:connector>
        <draw:connector draw:style-name="gr7" draw:text-style-name="P1" draw:layer="layout" draw:type="curve" svg:x1="13.6cm" svg:y1="4.1cm" svg:x2="13.6cm" svg:y2="6.1cm" draw:start-shape="id16" draw:start-glue-point="2" draw:end-shape="id17" draw:end-glue-point="4" svg:d="m13600 4100v2000">
          <text:p/>
        </draw:connector>
        <draw:connector draw:style-name="gr7" draw:text-style-name="P1" draw:layer="layout" draw:type="curve" svg:x1="15.6cm" svg:y1="4.1cm" svg:x2="15.6cm" svg:y2="6.1cm" draw:start-shape="id5" draw:start-glue-point="2" draw:end-shape="id18" draw:end-glue-point="4" svg:d="m15600 4100v2000">
          <text:p/>
        </draw:connector>
        <draw:connector draw:style-name="gr7" draw:text-style-name="P1" draw:layer="layout" draw:type="curve" svg:x1="22.6cm" svg:y1="4.1cm" svg:x2="22.6cm" svg:y2="6.1cm" draw:start-shape="id7" draw:start-glue-point="2" draw:end-shape="id19" draw:end-glue-point="4" svg:d="m22600 4100v2000">
          <text:p/>
        </draw:connector>
        <draw:connector draw:style-name="gr7" draw:text-style-name="P1" draw:layer="layout" draw:type="curve" svg:x1="24.6cm" svg:y1="4.1cm" svg:x2="24.6cm" svg:y2="6.1cm" draw:start-shape="id20" draw:start-glue-point="2" draw:end-shape="id21" draw:end-glue-point="4" svg:d="m24600 4100v2000">
          <text:p/>
        </draw:connector>
        <draw:connector draw:style-name="gr7" draw:text-style-name="P1" draw:layer="layout" draw:type="curve" svg:x1="28.6cm" svg:y1="4.1cm" svg:x2="28.6cm" svg:y2="6.1cm" draw:start-shape="id8" draw:start-glue-point="2" draw:end-shape="id22" draw:end-glue-point="4" svg:d="m28600 4100v2000">
          <text:p/>
        </draw:connector>
        <draw:connector draw:style-name="gr7" draw:text-style-name="P1" draw:layer="layout" draw:type="curve" svg:x1="26.6cm" svg:y1="4.1cm" svg:x2="26.6cm" svg:y2="6.1cm" draw:start-shape="id23" draw:start-glue-point="2" draw:end-shape="id24" draw:end-glue-point="4" svg:d="m26600 4100v2000">
          <text:p/>
        </draw:connector>
        <draw:connector draw:style-name="gr7" draw:text-style-name="P1" draw:layer="layout" draw:type="curve" svg:x1="30.6cm" svg:y1="4.1cm" svg:x2="30.6cm" svg:y2="6.1cm" draw:start-shape="id25" draw:start-glue-point="2" draw:end-shape="id26" draw:end-glue-point="4" svg:d="m30600 4100v2000">
          <text:p/>
        </draw:connector>
        <draw:connector draw:style-name="gr7" draw:text-style-name="P1" draw:layer="layout" draw:type="curve" svg:x1="34.6cm" svg:y1="4.1cm" svg:x2="34.6cm" svg:y2="6.1cm" draw:start-shape="id9" draw:start-glue-point="2" draw:end-shape="id27" draw:end-glue-point="4" svg:d="m34600 4100v2000">
          <text:p/>
        </draw:connector>
        <draw:connector draw:style-name="gr7" draw:text-style-name="P1" draw:layer="layout" draw:type="curve" svg:x1="32.6cm" svg:y1="4.1cm" svg:x2="32.6cm" svg:y2="6.1cm" draw:start-shape="id28" draw:start-glue-point="2" draw:end-shape="id29" draw:end-glue-point="4" svg:d="m32600 4100v2000">
          <text:p/>
        </draw:connector>
        <draw:line draw:style-name="gr8" draw:text-style-name="P1" draw:layer="layout" svg:x1="5.7cm" svg:y1="3.6cm" svg:x2="6.8cm" svg:y2="3.6cm">
          <text:p/>
        </draw:line>
        <draw:line draw:style-name="gr8" draw:text-style-name="P1" draw:layer="layout" svg:x1="18.7cm" svg:y1="3.6cm" svg:x2="19.8cm" svg:y2="3.6cm">
          <text:p/>
        </draw:line>
        <draw:frame draw:style-name="gr9" draw:layer="layout" svg:width="1.755cm" svg:height="0.962cm" svg:x="1.8cm" svg:y="8.3cm">
          <draw:text-box>
            <text:p>t=10</text:p>
          </draw:text-box>
        </draw:frame>
        <draw:frame draw:style-name="gr9" draw:layer="layout" svg:width="1.755cm" svg:height="0.962cm" svg:x="11.701cm" svg:y="8.3cm">
          <draw:text-box>
            <text:p>t=50</text:p>
          </draw:text-box>
        </draw:frame>
        <draw:frame draw:style-name="gr9" draw:layer="layout" svg:width="2.106cm" svg:height="0.962cm" svg:x="27.602cm" svg:y="8.3cm">
          <draw:text-box>
            <text:p>t=500</text:p>
          </draw:text-box>
        </draw:frame>
        <draw:custom-shape draw:style-name="gr1" draw:text-style-name="P1" xml:id="id11" draw:id="id11" draw:layer="layout" svg:width="1cm" svg:height="1cm" svg:x="3.1cm" svg:y="3.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.6cm" svg:y1="1.1cm" svg:x2="3.6cm" svg:y2="3.1cm" draw:start-shape="id1" draw:start-glue-point="8" draw:end-shape="id11" draw:end-glue-point="0" svg:d="m2600 1100c0 1501 1000 502 1000 2000">
          <text:p/>
        </draw:connector>
        <draw:custom-shape draw:style-name="gr1" draw:text-style-name="P1" xml:id="id14" draw:id="id14" draw:layer="layout" svg:width="1cm" svg:height="1cm" svg:x="11.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cm" svg:height="1cm" svg:x="13.1cm" svg:y="3.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2.6cm" svg:y1="1.1cm" svg:x2="11.6cm" svg:y2="3.1cm" draw:start-shape="id3" draw:start-glue-point="8" draw:end-shape="id14" draw:end-glue-point="0" svg:d="m12600 1100c0 1501-1000 502-1000 2000">
          <text:p/>
        </draw:connector>
        <draw:connector draw:style-name="gr7" draw:text-style-name="P1" draw:layer="layout" draw:type="curve" svg:x1="12.6cm" svg:y1="1.1cm" svg:x2="13.6cm" svg:y2="3.1cm" draw:start-shape="id3" draw:start-glue-point="8" draw:end-shape="id16" draw:end-glue-point="0" svg:d="m12600 1100c0 1501 1000 502 1000 2000">
          <text:p/>
        </draw:connector>
        <draw:custom-shape draw:style-name="gr1" draw:text-style-name="P1" xml:id="id20" draw:id="id20" draw:layer="layout" svg:width="1cm" svg:height="1cm" svg:x="24.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cm" svg:height="1cm" svg:x="26.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cm" svg:height="1cm" svg:x="30.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1cm" svg:height="1cm" svg:x="32.1cm" svg:y="3.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8.6cm" svg:y1="1.1cm" svg:x2="24.6cm" svg:y2="3.1cm" draw:start-shape="id6" draw:start-glue-point="8" draw:end-shape="id20" draw:end-glue-point="0" svg:d="m28600 1100c0 1501-4000 502-4000 2000">
          <text:p/>
        </draw:connector>
        <draw:connector draw:style-name="gr7" draw:text-style-name="P1" draw:layer="layout" draw:type="curve" svg:x1="28.6cm" svg:y1="1.1cm" svg:x2="26.6cm" svg:y2="3.1cm" draw:start-shape="id6" draw:start-glue-point="8" draw:end-shape="id23" draw:end-glue-point="0" svg:d="m28600 1100c0 1501-2000 502-2000 2000">
          <text:p/>
        </draw:connector>
        <draw:connector draw:style-name="gr7" draw:text-style-name="P1" draw:layer="layout" draw:type="curve" svg:x1="28.6cm" svg:y1="1.1cm" svg:x2="30.6cm" svg:y2="3.1cm" draw:start-shape="id6" draw:start-glue-point="8" draw:end-shape="id25" draw:end-glue-point="0" svg:d="m28600 1100c0 1501 2000 502 2000 2000">
          <text:p/>
        </draw:connector>
        <draw:connector draw:style-name="gr7" draw:text-style-name="P1" draw:layer="layout" draw:type="curve" svg:x1="28.6cm" svg:y1="1.1cm" svg:x2="32.6cm" svg:y2="3.1cm" draw:start-shape="id6" draw:start-glue-point="8" draw:end-shape="id28" svg:d="m28600 1100c0 1501 4000 502 4000 2000">
          <text:p/>
        </draw:connector>
        <draw:connector draw:style-name="gr10" draw:text-style-name="P1" draw:layer="layout" draw:type="curve" svg:x1="1.6cm" svg:y1="7.1cm" svg:x2="1.6cm" svg:y2="8.1cm" draw:start-shape="id10" draw:start-glue-point="8" svg:d="m1600 7100v1000">
          <text:p/>
        </draw:connector>
        <draw:connector draw:style-name="gr10" draw:text-style-name="P1" draw:layer="layout" draw:type="curve" svg:x1="3.6cm" svg:y1="7.1cm" svg:x2="3.6cm" svg:y2="8.1cm" draw:start-shape="id12" draw:start-glue-point="8" svg:d="m3600 7100v1000">
          <text:p/>
        </draw:connector>
        <draw:connector draw:style-name="gr10" draw:text-style-name="P1" draw:layer="layout" draw:type="curve" svg:x1="9.6cm" svg:y1="7.1cm" svg:x2="9.6cm" svg:y2="8.1cm" draw:start-shape="id13" draw:start-glue-point="8" svg:d="m9600 7100v1000">
          <text:p/>
        </draw:connector>
        <draw:connector draw:style-name="gr10" draw:text-style-name="P1" draw:layer="layout" draw:type="curve" svg:x1="11.6cm" svg:y1="7.1cm" svg:x2="11.6cm" svg:y2="8.1cm" draw:start-shape="id15" draw:start-glue-point="8" svg:d="m11600 7100v1000">
          <text:p/>
        </draw:connector>
        <draw:connector draw:style-name="gr10" draw:text-style-name="P1" draw:layer="layout" draw:type="curve" svg:x1="13.6cm" svg:y1="7.1cm" svg:x2="13.6cm" svg:y2="8.1cm" draw:start-shape="id17" draw:start-glue-point="8" svg:d="m13600 7100v1000">
          <text:p/>
        </draw:connector>
        <draw:connector draw:style-name="gr10" draw:text-style-name="P1" draw:layer="layout" draw:type="curve" svg:x1="15.6cm" svg:y1="7.1cm" svg:x2="15.6cm" svg:y2="8.1cm" draw:start-shape="id18" draw:start-glue-point="8" svg:d="m15600 7100v1000">
          <text:p/>
        </draw:connector>
        <draw:connector draw:style-name="gr10" draw:text-style-name="P1" draw:layer="layout" draw:type="curve" svg:x1="22.6cm" svg:y1="7.1cm" svg:x2="22.6cm" svg:y2="8.1cm" draw:start-shape="id19" draw:start-glue-point="8" svg:d="m22600 7100v1000">
          <text:p/>
        </draw:connector>
        <draw:connector draw:style-name="gr10" draw:text-style-name="P1" draw:layer="layout" draw:type="curve" svg:x1="24.6cm" svg:y1="7.1cm" svg:x2="24.6cm" svg:y2="8.1cm" draw:start-shape="id21" draw:start-glue-point="8" svg:d="m24600 7100v1000">
          <text:p/>
        </draw:connector>
        <draw:connector draw:style-name="gr10" draw:text-style-name="P1" draw:layer="layout" draw:type="curve" svg:x1="26.6cm" svg:y1="7.1cm" svg:x2="26.6cm" svg:y2="8.1cm" draw:start-shape="id24" draw:start-glue-point="8" svg:d="m26600 7100v1000">
          <text:p/>
        </draw:connector>
        <draw:connector draw:style-name="gr10" draw:text-style-name="P1" draw:layer="layout" draw:type="curve" svg:x1="28.6cm" svg:y1="7.1cm" svg:x2="28.6cm" svg:y2="8.1cm" draw:start-shape="id22" draw:start-glue-point="8" svg:d="m28600 7100v1000">
          <text:p/>
        </draw:connector>
        <draw:connector draw:style-name="gr10" draw:text-style-name="P1" draw:layer="layout" draw:type="curve" svg:x1="30.6cm" svg:y1="7.1cm" svg:x2="30.6cm" svg:y2="8.1cm" draw:start-shape="id26" draw:start-glue-point="8" svg:d="m30600 7100v1000">
          <text:p/>
        </draw:connector>
        <draw:connector draw:style-name="gr10" draw:text-style-name="P1" draw:layer="layout" draw:type="curve" svg:x1="32.6cm" svg:y1="7.1cm" svg:x2="32.6cm" svg:y2="8.1cm" draw:start-shape="id29" draw:start-glue-point="8" svg:d="m32600 7100v1000">
          <text:p/>
        </draw:connector>
        <draw:connector draw:style-name="gr10" draw:text-style-name="P1" draw:layer="layout" draw:type="curve" svg:x1="34.6cm" svg:y1="7.1cm" svg:x2="34.6cm" svg:y2="8.1cm" draw:start-shape="id27" draw:start-glue-point="8" svg:d="m34600 7100v1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7.2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5:20:16</dc:date>
    <meta:editing-duration>PT1H51M26S</meta:editing-duration>
    <meta:editing-cycles>17</meta:editing-cycles>
    <meta:generator>LibreOffice/3.4$Unix LibreOffice_project/340m1$Build-402</meta:generator>
    <meta:document-statistic meta:object-count="73"/>
  </office:meta>
</office:document-meta>
</file>